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b2c3" officeooo:paragraph-rsid="001cb2c3"/>
    </style:style>
    <style:style style:name="P2" style:family="paragraph" style:parent-style-name="Standard">
      <style:text-properties officeooo:rsid="001e493c" officeooo:paragraph-rsid="001e4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rcredi 13 janvier</text:p>
      <text:p text:style-name="P1">- rapport le jour de la soutenance .pdf</text:p>
      <text:p text:style-name="P1">- présentation .pdf</text:p>
      <text:p text:style-name="P1">- code en .zip</text:p>
      <text:p text:style-name="P1">20min + 10min de questions</text:p>
      <text:p text:style-name="P1"/>
      <text:p text:style-name="P2">Plan :</text:p>
      <text:p text:style-name="P1">\Point général<text:tab/> <text:s text:c="5"/>/</text:p>
      <text:p text:style-name="P1"><text:s/>\Point particulier/</text:p>
      <text:p text:style-name="P1"><text:s text:c="2"/>\<text:tab/><text:tab/> <text:s text:c="2"/>/</text:p>
      <text:p text:style-name="P1"><text:tab/>-« entrepôt de données»</text:p>
      <text:p text:style-name="P1"><text:tab/>-stratégie → conduite de l'analyse (Matériel, méthode)</text:p>
      <text:p text:style-name="P1"><text:tab/>-résultat/discussion</text:p>
      <text:p text:style-name="P1"><text:s text:c="4"/>/Bilan <text:s text:c="2"/>\</text:p>
      <text:p text:style-name="P1"><text:s text:c="2"/>/<text:tab/> <text:s text:c="5"/>\</text:p>
      <text:p text:style-name="P1">/Perspective\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09:38:18.346637014</meta:creation-date>
    <meta:editing-duration>PT2H3M</meta:editing-duration>
    <meta:editing-cycles>2</meta:editing-cycles>
    <meta:generator>LibreOffice/5.0.3.2$Linux_X86_64 LibreOffice_project/00m0$Build-2</meta:generator>
    <dc:date>2016-01-08T12:00:32.676197057</dc:date>
    <meta:document-statistic meta:table-count="0" meta:image-count="0" meta:object-count="0" meta:page-count="1" meta:paragraph-count="15" meta:word-count="49" meta:character-count="312" meta:non-whitespace-character-count="248"/>
  </office:meta>
</office:document-meta>
</file>